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Case</text:p>
      <text:h text:style-name="Heading_20_4" text:outline-level="4">Objectiu del cas de prova</text:h>
      <text:p text:style-name="Text_20_body">L'objectiu d'aquesta prova és verificar el correcte funcionament del cas d'ús de crear ruta en tots els seus aspectes. Aquest és un dels casos d'ús més complicats <text:s/>per a realitzar tots els tests ja que existeixen una gran quantitat de paràmetres a provar <text:s/>fet que fa que sigui complicat assegurar el seu correcte funcionament.</text:p>
      <text:p text:style-name="Text_20_body">Tenin en compte el problema que ens suposa aquesta gran quantitat d'informació el que farem serà delimitar i escollir acuradament el conjunt de proves que utilitzarem per a comprovar el correcte funcionament del cas d'ús. És molt important escollir correctament quines seran aquestes dades ja que han de ser suficientment representatives com a per a poder trobar els possible errors presents al cas d'ús. La tècnica per a seleccionar el conjunt de dades a provar serà bàsicament seleccionar aquelles dades que com a resultat del seu processament ens puguin portar a un error: és a dir es prioritzarà la prova de dades que ens puguin generar errors.</text:p>
      <text:h text:style-name="Heading_20_4" text:outline-level="4">Descripció del cas de prova</text:h>
      <text:p text:style-name="Text_20_body">El cas d'ús de crear ruta s'encarrega de generar ruta a partir d'una sèrie de camions disponibles i d'una serie de comandes que cal transportar d'un punt inicial que és on <text:s/>es troben en aquell moment fins a un altre que és al que és tenen que portar.</text:p>
      <text:p text:style-name="Text_20_body">Les proves que realitzarem sobre aquest cas d'ús perseguiran dos objectius, el primer d'ells i que ja hem comentat abans serà la comprovació de la correctesa de les dades que <text:s/>és mostren a les pantalla. D'altra banda serà de vital importància comprovar quan és generi una ruta que la generació d'aquesta ruta és realitzi correctament creant totes les instàncies implicades en la creació d'una ruta.</text:p>
      <text:h text:style-name="Heading_20_4" text:outline-level="4">Condicions d’execució</text:h>
      <text:h text:style-name="Heading_20_5" text:outline-level="5">i. Precondicions</text:h>
      <text:p text:style-name="Text_20_body">Per a fer les proves d'aquest cas d'ús és molt important que l'estat del sistema sigui totalment estable. Pel que fa a les dades que tenen que existir al sistema i a partir de les <text:s/>quals realitzarem les següents proves tenim que saber que tindran que existir les suficients instàncies tant per lo que fa a les comandes existents <text:s/>com pels vehicles. És important que existeixin diverses combinacions per associar una comanda a <text:s/>diversos vehicles per a poder provar diverses possibilitats. Evidentment hi tindrà que haver elements de tots tipus. <text:s/></text:p>
      <text:h text:style-name="Heading_20_5" text:outline-level="5">ii. Inputs</text:h>
      <text:p text:style-name="Text_20_body">Les dades d'entrada que utilitzarem per a realitzar totes les proves pertinents sobre el cas d'ús inclouen quin serà el vehicle que seleccionarem per a la ruta que estem creant i tot el seguin de comandes que afegirem a aquesta ruta. És evident que totes les comandes que vulguem afegir a la ruta tenen que ser d'algun dels tipus que el camió pot transportar ja que si no seria una entrada incorrecte. Amb tota aquesta informació tindrem que crear entrades que combinin diferents d'aquest elements per a comprovar realment que el sistema crea les rutes. Un altre fet que també és important tenir en compte per a crear les entrades de dades és crear inputs en que els camions tinguin carregues variables: és a dir carregar un camió amb diferents quantitats de paquets. <text:soft-page-break/>L'objectiu d'utilitzar aquests inputs es provar que realment el sistema avalua correctament aquestes noves rutes no permeten carregar més paquets a un vehicle, quan les característiques del paquets que ja és troben carregats dins seu han superat les característiques del propi vehicle</text:p>
      <text:h text:style-name="Heading_20_5" text:outline-level="5">iii. Punts d’observació i control</text:h>
      <text:p text:style-name="Text_20_body">En aquest cas d'ús es especialment important observar quines són les instàncies que el sistema a creat i les modificacions que ha fet sobre les ja existents com a resultat de la realització d'aquest cas d'ús. El fet que després de l'execució d'aquest cas d'ús és realitzi una modificació sobre l'estat de la comanda passant de l'estat d'acceptada a l'estat de de planificada pot portar problemes degut a no haver realitzat correctament el canvi d'un estat a l'altre i aquest és un dels fets que haurem de tindré més en compte. Deixant de banda la generació de les noves instàncies també serà necessari verificar que tots els elements: vehicles i comandes, que ens apareixen per a seleccionar són les correctes. Entenguem per correctes pel que fa als vehicles a tots aquells vehicles que per aquella data determinada encara no han set assignats a cap ruta i pel que fa a les comandes a totes aquelles comandes que encara no han set assignades a cap vehicle i que si no han estat assignades a cap vehicle és trobin en estat de acceptada, sent qualsevol altra estat erroni.</text:p>
      <text:h text:style-name="Heading_20_5" text:outline-level="5">iv. Resultats esperats</text:h>
      <text:p text:style-name="Text_20_body">Com a resultat de l'execució d'aquest cas d'ús el que esperem és que el sistema ens hagi generat una nova ruta a la que hi haurem assignat un vehicle i tot un conjunt de comandes. Pel que fa al vehicle aquest vehicle deixarà de poder ser assignat a cap comanda aquell mateix dia. Per altra banda, pel que fa a les comandes, és tindrà que modificar l'estat de totes aquelles comandes que hagin set assignades a aquella ruta, passant de l'estat d'acceptada a l'estat de planificada.</text:p>
      <text:h text:style-name="Heading_20_5" text:outline-level="5">v. Postcondicions</text:h>
      <text:p text:style-name="Text_20_body">L'estat final del sistema tindrà que ser estable tal que permeti continuar utilitzant el sistema, tant amb aquest cas d'ús com en qualsevol altre, de manera <text:s/>que les dades que aquest contingui siguin coherents amb la reali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4:12</dc:date>
    <dc:language>es-ES</dc:language>
    <meta:editing-cycles>50</meta:editing-cycles>
    <meta:editing-duration>PT7H7M2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8" meta:word-count="876" meta:character-count="5175"/>
  </office:meta>
</office:document-meta>
</file>